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1244in" svg:y="0.6559in">
            <draw:object draw:notify-on-update-of-ranges="Sheet1.A2:Sheet1.A3 Sheet1.B1:Sheet1.B1 Sheet1.B2:Sheet1.B3 Sheet1.C1:Sheet1.C1 Sheet1.C2:Sheet1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Before 12 AM</text:p>
          </table:table-cell>
          <table:table-cell table:style-name="ce1" office:value-type="string" calcext:value-type="string">
            <text:p>At or after 12 AM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percentage" office:value="0.3" calcext:value-type="percentage">
            <text:p>30%</text:p>
          </table:table-cell>
          <table:table-cell table:formula="of:=1-[.B2]" office:value-type="percentage" office:value="0.7" calcext:value-type="percentage">
            <text:p>70%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percentage" office:value="0.56" calcext:value-type="percentage">
            <text:p>56%</text:p>
          </table:table-cell>
          <table:table-cell table:formula="of:=1-[.B3]" office:value-type="percentage" office:value="0.44" calcext:value-type="percentage">
            <text:p>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1:14:22.527492979</meta:creation-date>
    <meta:generator>LibreOffice/7.4.7.2$Linux_X86_64 LibreOffice_project/40$Build-2</meta:generator>
    <dc:date>2025-04-01T20:41:10.023933381</dc:date>
    <meta:editing-duration>PT1H38M39S</meta:editing-duration>
    <meta:editing-cycles>12</meta:editing-cycles>
    <meta:document-statistic meta:table-count="1" meta:cell-count="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ecb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33cm" svg:y="0.316cm" chart:style-name="ch2">
          <text:p>Comparison of the average percentage of eggs delivered before and after 12 AM in 2024 per day for two made-up transport companies</text:p>
        </chart:title>
        <chart:legend chart:legend-position="end" svg:x="12.599cm" svg:y="3.952cm" style:legend-expansion="high" chart:style-name="ch3"/>
        <chart:plot-area chart:style-name="ch4" table:cell-range-address="Sheet1.A1:Sheet1.C3" chart:data-source-has-labels="both" svg:x="1.331cm" svg:y="2.281cm" svg:width="10.948cm" svg:height="5.558cm">
          <chart:coordinate-region svg:x="2.455cm" svg:y="2.48cm" svg:width="9.824cm" svg:height="4.712cm"/>
          <chart:axis chart:dimension="x" chart:name="primary-x" chart:style-name="ch5" chartooo:axis-type="auto">
            <chartooo:date-scale/>
            <chart:title svg:x="6.047cm" svg:y="8.019cm" chart:style-name="ch6">
              <text:p>Company</text:p>
            </chart:title>
            <chart:categories table:cell-range-address="Sheet1.A2:Sheet1.A3"/>
          </chart:axis>
          <chart:axis chart:dimension="y" chart:name="primary-y" chart:style-name="ch7">
            <chart:title svg:x="0.451cm" svg:y="7.234cm" chart:style-name="ch8">
              <text:p>Percentage of eggs delivered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series chart:style-name="ch11" chart:values-cell-range-address="Sheet1.C2:Sheet1.C3" chart:label-cell-address="Sheet1.C1:Sheet1.C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12 AM</text:p>
                <draw:g>
                  <svg:desc>Sheet1.B1:Sheet1.B1</svg:desc>
                </draw:g>
              </table:table-cell>
              <table:table-cell office:value-type="string">
                <text:p>At or after 12 AM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3</svg:desc>
                </draw:g>
              </table:table-cell>
              <table:table-cell office:value-type="float" office:value="0.3">
                <text:p>0.3</text:p>
                <draw:g>
                  <svg:desc>Sheet1.B2:Sheet1.B3</svg:desc>
                </draw:g>
              </table:table-cell>
              <table:table-cell office:value-type="float" office:value="0.7">
                <text:p>0.7</text:p>
                <draw:g>
                  <svg:desc>Sheet1.C2:Sheet1.C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56">
                <text:p>0.56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